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zy Glow jako czarny charakter</text:p>
      <text:p text:style-name="P1"/>
      <text:p text:style-name="P1">Z końcem ósmego sezonu do grona villainów dołączyła Cozy Glow. Nie da się nie zauważyć, że znacznie różni się od pozostałych złoczyńców, których mogliśmy oglądać do tej pory, przede wszystkim dlatego, że to jeszcze dzieciak. Równie łatwe do zauważenia jest, że wielu nie spodobał się pomysł obsadzania akurat tej postaci w roli tego złego. Jednak mimo wszystko nie uważam tego źrebaka za szczególnie źle zrobioną złą postać.</text:p>
      <text:p text:style-name="P1"/>
      <text:p text:style-name="P1">Gray Picture</text:p>
      <text:p text:style-name="P1"/>
      <text:p text:style-name="P1">Cozy Glow pojawiła się w kilku odcinkach ósmego sezonu, ale w połowie z nich tylko jakoś mignęła w tle lub powiedziała za dwa zdania. Poza finałowymi dwoma odcinkami, tak naprawdę warto przyjrzeć się tylko dwóm: dwunastemu, czyli „Marks for Effort” oraz dwudziestemu drugiemu, czyli „What Lies Beneath”.</text:p>
      <text:p text:style-name="P1"/>
      <text:p text:style-name="P1">Można się spotkać z opinią, że z Cozy Glow zrobiono złoczyńcę bez powodu i że we wcześniejszych odcinkach nie wydawała się zdolna do stworzenia takiego planu. Bo w końcu na pierwszy rzut oka ta klaczka nie wygląda na złodupca. Jest malutka, ma różową sierść, żółte wstążeczki i loki na włosach jak niegroźna, naiwna, przygłupia owieczka. Cała taka urocza, ma śliczne policzki i jeszcze robi te słodkie minki. Można się dać przekonać, że to milutkie stworzenie. I właśnie taka się wydaje w tym wcześniejszym odcinku. A do tego zachowuje się niezwykle głupiutko, nawet jak na źrebaka. Warto zwrócić uwagę, że Cozy Glow od początku nie rozumiała, na czym tak właściwie polega przyjaźń. Była zdziwiona, gdy CMC chciały jej bezinteresownie pomóc. Zastanawiające jest też to, że w czasie korepetycji najpierw nazwała element Twi Elementem Kontroli. Może faktycznie myślała, że w przyjaźni chodzi o potęgę?</text:p>
      <text:p text:style-name="P1"/>
      <text:p text:style-name="P1">Jednak ciekawiej się robi w odcinku „What Lies Beneath”, mimo że Cozy Glow nie ma w nim za dużo czasu na ekranie. Z tego epizodu można dowiedzieć się kilku rzeczy. Klacz pomagała Twi, układając książki w bibliotece, czy co ona tam robiła, zapewne po to, żeby przypodobać się dyrektorce. Czyli już wtedy mogła mieć swój zły plan w tym różowym łepku. Jednak ważniejszy jest sposób, w jaki odzywa się do najbardziej zróżnicowanej gatunkowo grupki uczniów w Szkole Przyjaźni. „Może przyjaźń nie leży w waszej naturze?” Trochę za wrednie, jak na takiego uroczego źrebaka. W tym momencie po raz pierwszy zastanawiałam się, czy coś nie jest z nią nie tak. Warto też się przyjrzeć zainteresowaniu, jakie okazała, gdy dowiedziała się, że pod szkołą są korzenie Drzewa Harmonii.</text:p>
      <text:p text:style-name="P1"/>
      <text:p text:style-name="P1">Mimo tych mniej lub bardziej subtelnych wskazówek co do jej prawdziwego charakteru, nadal uważam, że Cozy Glow brakuje jakiegoś back-story. Dlaczego poszła do Szkoły Przyjaźni? Kim są jej rodzice? Dlaczego ma takie skrzywione spojrzenie na przyjaźń? Dlaczego tak bardzo pragnie potęgi? Skłaniam się ku teorii, że nie jest to zwyczajny kucyk, a czym ona dokładnie jest, będzie można dowiedzieć się dopiero, jak oboje z Tirekiem uciekną z Tartaru (kwestia zamykania dzieci w klatkach to temat na osobne rozważania, może Księżniczki bały się, że młoda zmanipuluje personel normalnego więzienia, ale może nie mają poprawczaków w Equestrii, kto wie).</text:p>
      <text:p text:style-name="P1"/>
      <text:p text:style-name="P1">Najbardziej zastanawiającą sprawą jest to, czy źrebak dałby radę wymyślić, a następnie wcielić w życie taki plan. Cóż, kto jako dziecko nie układał szalonego planu przejęcia władzy <text:soft-page-break/>nad światem, niech pierwszy rzuci muffinem. Jednak warto zwrócić uwagę na to, że Cozy Glow tak właściwie nie działała sama. W końcu miała korespondencyjne wsparcie od Tireka, który ma już doświadczenie w byciu złodupcem (aczkolwiek to, że mogła sobie tak po prostu wysyłać listy do jednego z największych wrogów Equestrii przebywającego w najpilniej strzeżonym więzieniu, to taki absurd, że aż głowa boli). Więc można powiedzieć, że z jego pomocą mogłaby stworzyć ten plan. A co z wprowadzeniem go w życie? Znaczkiem różowej klaczki jest figura szachowa, więc o ile jej talentem nie jest gra w szachy, to wychodzi na to, że jej specjalną umiejętnością musi być manipulowanie innymi kucykami. Dzięki temu mogła zdobyć zaufanie Twilight, a potem już bez większego problemu zdobyć artefakty (które były w Szkole Przyjaźni z powodu tego poszukiwania skarbów, które dyrektorka urządziła kilka odcinków wcześniej) czy wysłać Mane6 z biletem w jedną stronę do Tartaru. Jednak ciężko mi uwierzyć, że dała radę uwięzić Starlight, która jednak jest sprytniejsza od Mane6. Uważam też, że Starlight, która ma w swoim CV bycie złodupcem, powinna wcześniej już zauważyć, że coś może być nie tak z tym źrebięciem.</text:p>
      <text:p text:style-name="P1"/>
      <text:p text:style-name="P1">Poza tym, w jej planie jest też kilka innych dużych dziur. Po pierwsze, Cozy Glow najwidoczniej nie zdaje sobie sprawy z faktu, że Equestria jest uzależniona od magii i bez niej za długo by nie pociągnęła, bo chociażby jest niezbędna do działania prawidłowego cyklu dnia i nocy czy szybkiej komunikacji. Po drugie, co zamierzała zrobić dalej, gdy wydawałoby się, że to ona za wszystkim stoi? Nawet jeżeli Neighsay by nie uciekł i nie zawiadomił Księżniczek, to nadal kiedyś musiałyby się dowiedzieć i zrobić Cozy wjazd z całą armią. Może miałaby wtedy dość dużo czasu, żeby zmanipulować większą grupę kucy (wystarczy zobaczyć, jak łatwo udało jej się nastawić uczniów szkoły przeciwko Young6), lecz jednak nie wierzę, że po zobaczeniu Celestii i Luny nadal byłyby po jej stronie. Kuce są przecież bardzo posłuszne swoim władczyniom. Plan Cozy Glow jest jak typowy plan dziecka, jemu wydaje się idealny, ale jest niedopracowany, więc nie ma prawa się udać.</text:p>
      <text:p text:style-name="P1"/>
      <text:p text:style-name="P1">Czy Cozy Glow jest dobrym czarnym charakterem? Na pewno jest znacznie lepszą postacią niż Sombra. Nie jest też złoczyczyńcą pokroju Starlight, która to właściwie nie była zła, tylko zagubiona. Myślę, że znacznie bliżej jej do Chrysalis, która jest tak po prostu z natury zła i żądna władzy. Bo czy różowe kulki słodyczy nie mogą mieć mrocznej duszy? Mogę się założyć, że jeszcze ją zobaczymy. Najpewniej już w openingu kolejnego sezonu.</text:p>
      <text:p text:style-name="P1"/>
      <text:p text:style-name="P1">grafiki:</text:p>
      <text:p text:style-name="P1"/>
      <text:p text:style-name="P1"><text:a xlink:type="simple" xlink:href="https://img00.deviantart.net/1f3c/i/2018/157/6/1/cozy_glow_wallpaper_by_sailortrekkie92-dcdobhq.png" text:style-name="ListLabel_20_1" text:visited-style-name="ListLabel_20_1"><text:span text:style-name="T1">https://img00.deviantart.net/1f3c/i/2018/157/6/1/cozy_glow_wallpaper_by_sailortrekkie92-dcdobhq.png</text:span></text:a> &lt;na banner&gt;</text:p>
      <text:p text:style-name="P1"><text:a xlink:type="simple" xlink:href="https://www.deviantart.com/sailortrekkie92/art/Cozy-Glow-Wallpaper-748563758" text:style-name="ListLabel_20_1" text:visited-style-name="ListLabel_20_1"><text:span text:style-name="T1">https://www.deviantart.com/sailortrekkie92/art/Cozy-Glow-Wallpaper-748563758</text:span></text:a> &lt;źródło&gt;</text:p>
      <text:p text:style-name="P1"/>
      <text:p text:style-name="P1">pozostałe:</text:p>
      <text:p text:style-name="P1"/>
      <text:p text:style-name="P1"><text:a xlink:type="simple" xlink:href="https://pre00.deviantart.net/0f2a/th/pre/f/2018/153/a/3/cozy_glow_by_alexbluebird-dcd9lwc.png" text:style-name="ListLabel_20_1" text:visited-style-name="ListLabel_20_1"><text:span text:style-name="T1">https://pre00.deviantart.net/0f2a/th/pre/f/2018/153/a/3/cozy_glow_by_alexbluebird-dcd9lwc.png</text:span></text:a></text:p>
      <text:p text:style-name="P1"><text:a xlink:type="simple" xlink:href="https://www.deviantart.com/alexbluebird/art/Cozy-Glow-747877404" text:style-name="ListLabel_20_1" text:visited-style-name="ListLabel_20_1"><text:span text:style-name="T1">https://www.deviantart.com/alexbluebird/art/Cozy-Glow-747877404</text:span></text:a> &lt;źródło&gt;</text:p>
      <text:p text:style-name="P1"><text:a xlink:type="simple" xlink:href="https://orig00.deviantart.net/2141/f/2018/227/a/3/cozy_glow___by_waterz_colrxz-dck9g3p.png" text:style-name="ListLabel_20_1" text:visited-style-name="ListLabel_20_1"><text:span text:style-name="T1">https://orig00.deviantart.net/2141/f/2018/227/a/3/cozy_glow___by_waterz_colrxz-dck9g3p.png</text:span></text:a></text:p>
      <text:p text:style-name="P1"><text:a xlink:type="simple" xlink:href="https://www.deviantart.com/waterz-colrxz/art/Cozy-Glow-759627205" text:style-name="ListLabel_20_1" text:visited-style-name="ListLabel_20_1"><text:span text:style-name="T1">https://www.deviantart.com/waterz-colrxz/art/Cozy-Glow-759627205</text:span></text:a> &lt;źródło&gt;</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30T23:20:23.184000000</dc:date>
    <meta:editing-duration>P4DT2H11M27S</meta:editing-duration>
    <meta:editing-cycles>1</meta:editing-cycles>
    <meta:document-statistic meta:table-count="0" meta:image-count="0" meta:object-count="0" meta:page-count="3" meta:paragraph-count="18" meta:word-count="938" meta:character-count="6394" meta:non-whitespace-character-count="5474"/>
  </office:meta>
</office:document-meta>
</file>